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Trebuchet MS" svg:font-family="'Trebuchet MS', Verdana, Arial, Helvetica, sans-serif"/>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0112b3" officeooo:paragraph-rsid="000112b3"/>
    </style:style>
    <style:style style:name="P2" style:family="paragraph" style:parent-style-name="Standard">
      <style:text-properties style:font-name="Arial" officeooo:rsid="000112b3" officeooo:paragraph-rsid="000112b3"/>
    </style:style>
    <style:style style:name="P3" style:family="paragraph" style:parent-style-name="Standard" style:list-style-name="L3">
      <style:text-properties style:font-name="Arial" officeooo:rsid="000112b3" officeooo:paragraph-rsid="000112b3"/>
    </style:style>
    <style:style style:name="P4" style:family="paragraph" style:parent-style-name="Heading_20_1">
      <style:text-properties fo:color="#003366" style:font-name="Trebuchet MS"/>
    </style:style>
    <style:style style:name="T1" style:family="text">
      <style:text-properties fo:font-weight="bold" style:font-weight-asian="bold" style:font-weight-complex="bol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729cm" fo:text-indent="-0.635cm" fo:margin-left="1.72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64cm" fo:text-indent="-0.635cm" fo:margin-left="2.36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99cm" fo:text-indent="-0.635cm" fo:margin-left="2.99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34cm" fo:text-indent="-0.635cm" fo:margin-left="3.63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69cm" fo:text-indent="-0.635cm" fo:margin-left="4.26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04cm" fo:text-indent="-0.635cm" fo:margin-left="4.90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39cm" fo:text-indent="-0.635cm" fo:margin-left="5.53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74cm" fo:text-indent="-0.635cm" fo:margin-left="6.17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809cm" fo:text-indent="-0.635cm" fo:margin-left="6.80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44cm" fo:text-indent="-0.635cm" fo:margin-left="7.444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 text:outline-level="1"><text:bookmark text:name="yui_3_17_2_1_1474021629392_82"/>Editores de código JavaScript</text:h>
      <text:p text:style-name="P1"/>
      <text:p text:style-name="P1"/>
      <text:p text:style-name="P2">¿Cuál es el mejor editor de código? El que más se adapte a nuestras necesidades. Lo que a unos les parece bueno por su simplicidad, a otros no les gusta por su falta de funcionalidades, o viceversa, lo que es avanzado y potente para unos, es innecesariamente complejo para otros.</text:p>
      <text:p text:style-name="P2"/>
      <text:p text:style-name="P2">La oferta disponible en el mercado es muy amplia, tanto en software libre como privativo, gratuitos o de pago y en un gran rango de funcionalidades. Para situar a los que desconocen este tema, haremos un clasificación poco estricta, pero que quizás les ayude a comprender mejor las opciones que tienen:</text:p>
      <text:p text:style-name="P2"/>
      <text:list xml:id="list8440241503796582470" text:style-name="L3">
        <text:list-item>
          <text:p text:style-name="P3"><text:s text:c="3"/><text:span text:style-name="T1"><text:s/>Editores de texto básico:</text:span> editores de propósito general que trabajan con ficheros texto planos, con funcionalidades muy básicas pero precisamente por eso, muy sencillos y rápidos de utilizar. Aquí podemos encuadrar al editor por defecto de Windows, el socorrido Notepad (Bloc de Notas) o el TextEdit de MacOSX. Gedit, editor por defecto de Gnome en Linux tiene más prestaciones y se situaría más en la siguiente categoría. No tiene sentido usar los procesadores de texto tipo Writer o Word, que están enfocados a la generación de documentos con formato.</text:p>
        </text:list-item>
        <text:list-item>
          <text:p text:style-name="P3"><text:s text:c="4"/><text:span text:style-name="T1">Editores de código:</text:span> serían editores de texto orientados al desarrollo de programas. Aquí tenemos toda una gama, desde lo más básicos, cercanos a la categoría anterior, hasta los que pueden considerarse prácticamente un IDE (concepto que explicaremos unos párrafos más abajo). Suelen proporcionarnos ayuda para la codificación, como numeración de líneas, coloreado de sintaxis (destacar las distintas categorías de términos clave de ese lenguaje), autocompletado o consejos en línea al escribir el código, detección de errores, soporte a varios lenguajes, búsquedas muy potentes en ficheros y muchas más, según de cuál hablemos. Los ejemplos son innumerables: Sublime, Atom, Brackets, WebStorm, Geany, Notepad++, SciTe, TextMate, jEdit, Bluefish, y un largo etcétera.</text:p>
        </text:list-item>
        <text:list-item>
          <text:p text:style-name="P3"><text:s text:c="4"/><text:span text:style-name="T1">Editores ‘clásicos’ Unix/Linux</text:span>: dos nombres propios como Vi y Emacs, que ponemos aparte. Son muy potentes pero poco intuitivos para los no iniciados, aunque hay versiones más amigables como VIM o XEmacs.</text:p>
        </text:list-item>
        <text:list-item>
          <text:p text:style-name="P3"><text:s text:c="4"/><text:span text:style-name="T1">Editores visuales WYSIWYG</text:span> (What You See Is What You Get) , como los privativos Dreamweaver o Expression Web, que dan soporte tanto a HTML/CSS como a lenguajes de script típicos del entorno web como JavaScript o PHP. En otros casos, como el editor libre KompoZer, se puede asociar un editor de código externo que sí lo haga.</text:p>
        </text:list-item>
        <text:list-item>
          <text:p text:style-name="P3"><text:span text:style-name="T1">IDE</text:span> (Integrated Development Enviroment, “entornos de desarrollo integrado”), los pesos pesados (a veces literalmente por los recursos que consumen y la complejidad de su configuración). Son un conjunto de utilidades además del editor, empaquetados como un programa. Los hay multilenguajes como los conocidos proyecto de software libre Eclipse y Netbeans, originalmente orientados a Java pero con módulos específicos para estos lenguajes. La lista sigue con otros muchos: Visual Studio, Aptana, Zend Studio, Komodo, por citar algunos, que incorporan además de las ayudas a la codificación mencionadas antes, todo lo necesario para hacernos la vida más fácil en un proyecto de desarrollo: depuración, conexión a Base de Datos, integración con control de <text:soft-page-break/>versiones, y un largo etcétera.</text:p>
        </text:list-item>
      </text:list>
      <text:p text:style-name="P2"/>
      <text:p text:style-name="P2">A pesar de esta oferta tan amplia, para aquellos que empiezan y no lo tengan nada claro, recomendaríamos que probaran alguno de los que hemos etiquetado como editores de código. Si empezamos a utilizarlos frecuentemente, debemos conocer a fondo sus funcionalidades y si no nos cubre todo lo que necesitamos, escalar entonces a una solución más comple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Trebuchet MS" svg:font-family="'Trebuchet MS', Verdana, Arial, Helvetica, sans-serif"/>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Segoe UI" style:font-family-asian="'Segoe UI'" style:font-family-generic-asian="system" style:font-pitch-asian="variable" style:font-size-asian="24pt" style:font-weight-asian="bold" style:font-name-complex="Tahoma" style:font-family-complex="Tahoma" style:font-family-generic-complex="system" style:font-pitch-complex="variable" style:font-size-complex="24pt"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acronym"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M12S</meta:editing-duration>
    <meta:editing-cycles>3</meta:editing-cycles>
    <meta:generator>LibreOffice/5.1.3.2$Windows_x86 LibreOffice_project/644e4637d1d8544fd9f56425bd6cec110e49301b</meta:generator>
    <dc:date>2016-09-16T11:28:42.652000000</dc:date>
    <meta:document-statistic meta:table-count="0" meta:image-count="0" meta:object-count="0" meta:page-count="2" meta:paragraph-count="9" meta:word-count="571" meta:character-count="3612" meta:non-whitespace-character-count="3039"/>
    <meta:user-defined meta:name="Info 1"/>
    <meta:user-defined meta:name="Info 2"/>
    <meta:user-defined meta:name="Info 3"/>
    <meta:user-defined meta:name="Info 4"/>
  </office:meta>
</office:document-meta>
</file>